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45ef9" officeooo:paragraph-rsid="00145ef9"/>
    </style:style>
    <style:style style:name="P2" style:family="paragraph" style:parent-style-name="Standard">
      <style:text-properties officeooo:rsid="00160807" officeooo:paragraph-rsid="00160807"/>
    </style:style>
    <style:style style:name="P3" style:family="paragraph" style:parent-style-name="Standard">
      <style:text-properties officeooo:rsid="0018ad2b" officeooo:paragraph-rsid="0018ad2b"/>
    </style:style>
    <style:style style:name="T1" style:family="text">
      <style:text-properties officeooo:rsid="00180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 se me fue encargado investigar como lanzar el sftware TeamViewer que sirve para manejo remoto de un equipo de computo.</text:p>
      <text:p text:style-name="P1"/>
      <text:p text:style-name="P1">La limitante encontrada es que en la raspberry, tenemos raspbian en la version lite, esto significa que no tenemos una interfaz gráfica.</text:p>
      <text:p text:style-name="P1"/>
      <text:p text:style-name="P1">Buscando encontre algo de información que menciona que es posible usar TeamViewer en ese modo, sin embargo existen consideraciones de configuración que deben ser tomadas en cuenta.</text:p>
      <text:p text:style-name="P1"/>
      <text:p text:style-name="P1">Me encontre con que la línea de comandos o consola debería ser un FrameBuffer, esto es una cierto tipo de flujo para video.</text:p>
      <text:p text:style-name="P1"/>
      <text:p text:style-name="P1">Trate de habilitarlo en una máquina virtual de debian sin éxito alguno.</text:p>
      <text:p text:style-name="P1">Abajo dejo el link de la información que investigue.</text:p>
      <text:p text:style-name="P1"/>
      <text:p text:style-name="P1">Quedamos con el profe Agustin que mañana viernes 23 verificaríamos si la raspberry esta apta para usar el sftware.</text:p>
      <text:p text:style-name="P1"/>
      <text:p text:style-name="P1"><text:a xlink:type="simple" xlink:href="https://community.teamviewer.com/t5/Knowledge-Base/How-to-install-TeamViewer-on-Linux-without-graphical-user/ta-p/4352" text:style-name="Internet_20_link" text:visited-style-name="Visited_20_Internet_20_Link">https://community.teamviewer.com/t5/Knowledge-Base/How-to-install-TeamViewer-on-Linux-without-graphical-user/ta-p/4352</text:a></text:p>
      <text:p text:style-name="P1"/>
      <text:p text:style-name="P2">Esta información no me sirvio: </text:p>
      <text:p text:style-name="P2"><text:a xlink:type="simple" xlink:href="https://askubuntu.com/questions/952444/set-grub-console-mode-resolution" text:style-name="Internet_20_link" text:visited-style-name="Visited_20_Internet_20_Link">https://askubuntu.com/questions/952444/set-grub-console-mode-resolution</text:a></text:p>
      <text:p text:style-name="P2"/>
      <text:p text:style-name="P3">Revisar si esto trae algo util:</text:p>
      <text:p text:style-name="P3">https://www.kernel.org/doc/Documentation/fb/fbcon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3:49:35.696877893</meta:creation-date>
    <meta:generator>LibreOffice/5.4.0.3$Linux_X86_64 LibreOffice_project/40m0$Build-3</meta:generator>
    <dc:date>2018-03-22T13:55:56.215223320</dc:date>
    <meta:editing-duration>PT6M18S</meta:editing-duration>
    <meta:editing-cycles>4</meta:editing-cycles>
    <meta:document-statistic meta:table-count="0" meta:image-count="0" meta:object-count="0" meta:page-count="1" meta:paragraph-count="12" meta:word-count="147" meta:character-count="1102" meta:non-whitespace-character-count="966"/>
  </office:meta>
</office:document-meta>
</file>